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6_08_2014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Time in secs: (100000000/2075760000000) 673.091640687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[.A4]/1000000" office:value-type="float" office:value="0">
            <text:p>0</text:p>
          </table:table-cell>
          <table:table-cell office:value-type="float" office:value="0.50344773">
            <text:p>0.50344773</text:p>
          </table:table-cell>
          <table:table-cell/>
        </table:table-row>
        <table:table-row table:style-name="ro1">
          <table:table-cell office:value-type="float" office:value="1000000">
            <text:p>1000000</text:p>
          </table:table-cell>
          <table:table-cell table:formula="of:=[.A5]/1000000" office:value-type="float" office:value="1">
            <text:p>1</text:p>
          </table:table-cell>
          <table:table-cell office:value-type="float" office:value="7.516973507">
            <text:p>7.516973507</text:p>
          </table:table-cell>
          <table:table-cell/>
        </table:table-row>
        <table:table-row table:style-name="ro1">
          <table:table-cell office:value-type="float" office:value="2000000">
            <text:p>2000000</text:p>
          </table:table-cell>
          <table:table-cell table:formula="of:=[.A6]/1000000" office:value-type="float" office:value="2">
            <text:p>2</text:p>
          </table:table-cell>
          <table:table-cell office:value-type="float" office:value="14.08191417">
            <text:p>14.08191417</text:p>
          </table:table-cell>
          <table:table-cell/>
        </table:table-row>
        <table:table-row table:style-name="ro1">
          <table:table-cell office:value-type="float" office:value="3000000">
            <text:p>3000000</text:p>
          </table:table-cell>
          <table:table-cell table:formula="of:=[.A7]/1000000" office:value-type="float" office:value="3">
            <text:p>3</text:p>
          </table:table-cell>
          <table:table-cell office:value-type="float" office:value="20.638159386">
            <text:p>20.638159386</text:p>
          </table:table-cell>
          <table:table-cell/>
        </table:table-row>
        <table:table-row table:style-name="ro1">
          <table:table-cell office:value-type="float" office:value="4000000">
            <text:p>4000000</text:p>
          </table:table-cell>
          <table:table-cell table:formula="of:=[.A8]/1000000" office:value-type="float" office:value="4">
            <text:p>4</text:p>
          </table:table-cell>
          <table:table-cell office:value-type="float" office:value="27.240812539">
            <text:p>27.240812539</text:p>
          </table:table-cell>
          <table:table-cell>
            <draw:frame table:end-cell-address="06_08_2014.K28" table:end-x="0.45in" table:end-y="0.0035in" draw:z-index="0" draw:style-name="gr1" draw:text-style-name="P1" svg:width="6.3in" svg:height="3.5457in" svg:x="0.3732in" svg:y="0.0138in">
              <draw:object draw:notify-on-update-of-ranges="06_08_2014.B5:06_08_2014.B45 06_08_2014.C5:06_08_2014.C4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000000">
            <text:p>5000000</text:p>
          </table:table-cell>
          <table:table-cell table:formula="of:=[.A9]/1000000" office:value-type="float" office:value="5">
            <text:p>5</text:p>
          </table:table-cell>
          <table:table-cell office:value-type="float" office:value="33.859960656">
            <text:p>33.859960656</text:p>
          </table:table-cell>
          <table:table-cell/>
        </table:table-row>
        <table:table-row table:style-name="ro1">
          <table:table-cell office:value-type="float" office:value="6000000">
            <text:p>6000000</text:p>
          </table:table-cell>
          <table:table-cell table:formula="of:=[.A10]/1000000" office:value-type="float" office:value="6">
            <text:p>6</text:p>
          </table:table-cell>
          <table:table-cell office:value-type="float" office:value="40.486419484">
            <text:p>40.486419484</text:p>
          </table:table-cell>
          <table:table-cell/>
        </table:table-row>
        <table:table-row table:style-name="ro1">
          <table:table-cell office:value-type="float" office:value="7000000">
            <text:p>7000000</text:p>
          </table:table-cell>
          <table:table-cell table:formula="of:=[.A11]/1000000" office:value-type="float" office:value="7">
            <text:p>7</text:p>
          </table:table-cell>
          <table:table-cell office:value-type="float" office:value="47.169253534">
            <text:p>47.169253534</text:p>
          </table:table-cell>
          <table:table-cell/>
        </table:table-row>
        <table:table-row table:style-name="ro1">
          <table:table-cell office:value-type="float" office:value="8000000">
            <text:p>8000000</text:p>
          </table:table-cell>
          <table:table-cell table:formula="of:=[.A12]/1000000" office:value-type="float" office:value="8">
            <text:p>8</text:p>
          </table:table-cell>
          <table:table-cell office:value-type="float" office:value="53.791440974">
            <text:p>53.791440974</text:p>
          </table:table-cell>
          <table:table-cell/>
        </table:table-row>
        <table:table-row table:style-name="ro1">
          <table:table-cell office:value-type="float" office:value="9000000">
            <text:p>9000000</text:p>
          </table:table-cell>
          <table:table-cell table:formula="of:=[.A13]/1000000" office:value-type="float" office:value="9">
            <text:p>9</text:p>
          </table:table-cell>
          <table:table-cell office:value-type="float" office:value="60.425200248">
            <text:p>60.425200248</text:p>
          </table:table-cell>
          <table:table-cell/>
        </table:table-row>
        <table:table-row table:style-name="ro1">
          <table:table-cell office:value-type="float" office:value="10000000">
            <text:p>10000000</text:p>
          </table:table-cell>
          <table:table-cell table:formula="of:=[.A14]/1000000" office:value-type="float" office:value="10">
            <text:p>10</text:p>
          </table:table-cell>
          <table:table-cell office:value-type="float" office:value="67.066311288">
            <text:p>67.066311288</text:p>
          </table:table-cell>
          <table:table-cell/>
        </table:table-row>
        <table:table-row table:style-name="ro1">
          <table:table-cell office:value-type="float" office:value="11000000">
            <text:p>11000000</text:p>
          </table:table-cell>
          <table:table-cell table:formula="of:=[.A15]/1000000" office:value-type="float" office:value="11">
            <text:p>11</text:p>
          </table:table-cell>
          <table:table-cell office:value-type="float" office:value="73.726965168">
            <text:p>73.726965168</text:p>
          </table:table-cell>
          <table:table-cell/>
        </table:table-row>
        <table:table-row table:style-name="ro1">
          <table:table-cell office:value-type="float" office:value="12000000">
            <text:p>12000000</text:p>
          </table:table-cell>
          <table:table-cell table:formula="of:=[.A16]/1000000" office:value-type="float" office:value="12">
            <text:p>12</text:p>
          </table:table-cell>
          <table:table-cell office:value-type="float" office:value="80.364890201">
            <text:p>80.364890201</text:p>
          </table:table-cell>
          <table:table-cell/>
        </table:table-row>
        <table:table-row table:style-name="ro1">
          <table:table-cell office:value-type="float" office:value="13000000">
            <text:p>13000000</text:p>
          </table:table-cell>
          <table:table-cell table:formula="of:=[.A17]/1000000" office:value-type="float" office:value="13">
            <text:p>13</text:p>
          </table:table-cell>
          <table:table-cell office:value-type="float" office:value="87.012196635">
            <text:p>87.012196635</text:p>
          </table:table-cell>
          <table:table-cell/>
        </table:table-row>
        <table:table-row table:style-name="ro1">
          <table:table-cell office:value-type="float" office:value="14000000">
            <text:p>14000000</text:p>
          </table:table-cell>
          <table:table-cell table:formula="of:=[.A18]/1000000" office:value-type="float" office:value="14">
            <text:p>14</text:p>
          </table:table-cell>
          <table:table-cell office:value-type="float" office:value="93.61740287">
            <text:p>93.61740287</text:p>
          </table:table-cell>
          <table:table-cell/>
        </table:table-row>
        <table:table-row table:style-name="ro1">
          <table:table-cell office:value-type="float" office:value="15000000">
            <text:p>15000000</text:p>
          </table:table-cell>
          <table:table-cell table:formula="of:=[.A19]/1000000" office:value-type="float" office:value="15">
            <text:p>15</text:p>
          </table:table-cell>
          <table:table-cell office:value-type="float" office:value="100.272726495">
            <text:p>100.272726495</text:p>
          </table:table-cell>
          <table:table-cell/>
        </table:table-row>
        <table:table-row table:style-name="ro1">
          <table:table-cell office:value-type="float" office:value="16000000">
            <text:p>16000000</text:p>
          </table:table-cell>
          <table:table-cell table:formula="of:=[.A20]/1000000" office:value-type="float" office:value="16">
            <text:p>16</text:p>
          </table:table-cell>
          <table:table-cell office:value-type="float" office:value="106.885931105">
            <text:p>106.885931105</text:p>
          </table:table-cell>
          <table:table-cell/>
        </table:table-row>
        <table:table-row table:style-name="ro1">
          <table:table-cell office:value-type="float" office:value="17000000">
            <text:p>17000000</text:p>
          </table:table-cell>
          <table:table-cell table:formula="of:=[.A21]/1000000" office:value-type="float" office:value="17">
            <text:p>17</text:p>
          </table:table-cell>
          <table:table-cell office:value-type="float" office:value="113.554325486">
            <text:p>113.554325486</text:p>
          </table:table-cell>
          <table:table-cell/>
        </table:table-row>
        <table:table-row table:style-name="ro1">
          <table:table-cell office:value-type="float" office:value="18000000">
            <text:p>18000000</text:p>
          </table:table-cell>
          <table:table-cell table:formula="of:=[.A22]/1000000" office:value-type="float" office:value="18">
            <text:p>18</text:p>
          </table:table-cell>
          <table:table-cell office:value-type="float" office:value="120.216134882">
            <text:p>120.216134882</text:p>
          </table:table-cell>
          <table:table-cell/>
        </table:table-row>
        <table:table-row table:style-name="ro1">
          <table:table-cell office:value-type="float" office:value="19000000">
            <text:p>19000000</text:p>
          </table:table-cell>
          <table:table-cell table:formula="of:=[.A23]/1000000" office:value-type="float" office:value="19">
            <text:p>19</text:p>
          </table:table-cell>
          <table:table-cell office:value-type="float" office:value="126.837260889">
            <text:p>126.837260889</text:p>
          </table:table-cell>
          <table:table-cell/>
        </table:table-row>
        <table:table-row table:style-name="ro1">
          <table:table-cell office:value-type="float" office:value="20000000">
            <text:p>20000000</text:p>
          </table:table-cell>
          <table:table-cell table:formula="of:=[.A24]/1000000" office:value-type="float" office:value="20">
            <text:p>20</text:p>
          </table:table-cell>
          <table:table-cell office:value-type="float" office:value="133.45557423">
            <text:p>133.45557423</text:p>
          </table:table-cell>
          <table:table-cell/>
        </table:table-row>
        <table:table-row table:style-name="ro1">
          <table:table-cell office:value-type="float" office:value="21000000">
            <text:p>21000000</text:p>
          </table:table-cell>
          <table:table-cell table:formula="of:=[.A25]/1000000" office:value-type="float" office:value="21">
            <text:p>21</text:p>
          </table:table-cell>
          <table:table-cell office:value-type="float" office:value="140.060348109">
            <text:p>140.060348109</text:p>
          </table:table-cell>
          <table:table-cell/>
        </table:table-row>
        <table:table-row table:style-name="ro1">
          <table:table-cell office:value-type="float" office:value="22000000">
            <text:p>22000000</text:p>
          </table:table-cell>
          <table:table-cell table:formula="of:=[.A26]/1000000" office:value-type="float" office:value="22">
            <text:p>22</text:p>
          </table:table-cell>
          <table:table-cell office:value-type="float" office:value="146.707605791">
            <text:p>146.707605791</text:p>
          </table:table-cell>
          <table:table-cell/>
        </table:table-row>
        <table:table-row table:style-name="ro1">
          <table:table-cell office:value-type="float" office:value="23000000">
            <text:p>23000000</text:p>
          </table:table-cell>
          <table:table-cell table:formula="of:=[.A27]/1000000" office:value-type="float" office:value="23">
            <text:p>23</text:p>
          </table:table-cell>
          <table:table-cell office:value-type="float" office:value="153.381935981">
            <text:p>153.381935981</text:p>
          </table:table-cell>
          <table:table-cell/>
        </table:table-row>
        <table:table-row table:style-name="ro1">
          <table:table-cell office:value-type="float" office:value="24000000">
            <text:p>24000000</text:p>
          </table:table-cell>
          <table:table-cell table:formula="of:=[.A28]/1000000" office:value-type="float" office:value="24">
            <text:p>24</text:p>
          </table:table-cell>
          <table:table-cell office:value-type="float" office:value="160.053769111">
            <text:p>160.053769111</text:p>
          </table:table-cell>
          <table:table-cell/>
        </table:table-row>
        <table:table-row table:style-name="ro1">
          <table:table-cell office:value-type="float" office:value="25000000">
            <text:p>25000000</text:p>
          </table:table-cell>
          <table:table-cell table:formula="of:=[.A29]/1000000" office:value-type="float" office:value="25">
            <text:p>25</text:p>
          </table:table-cell>
          <table:table-cell office:value-type="float" office:value="166.701130284">
            <text:p>166.701130284</text:p>
          </table:table-cell>
          <table:table-cell/>
        </table:table-row>
        <table:table-row table:style-name="ro1">
          <table:table-cell office:value-type="float" office:value="26000000">
            <text:p>26000000</text:p>
          </table:table-cell>
          <table:table-cell table:formula="of:=[.A30]/1000000" office:value-type="float" office:value="26">
            <text:p>26</text:p>
          </table:table-cell>
          <table:table-cell office:value-type="float" office:value="173.346115423">
            <text:p>173.346115423</text:p>
          </table:table-cell>
          <table:table-cell/>
        </table:table-row>
        <table:table-row table:style-name="ro1">
          <table:table-cell office:value-type="float" office:value="27000000">
            <text:p>27000000</text:p>
          </table:table-cell>
          <table:table-cell table:formula="of:=[.A31]/1000000" office:value-type="float" office:value="27">
            <text:p>27</text:p>
          </table:table-cell>
          <table:table-cell office:value-type="float" office:value="179.985152779">
            <text:p>179.985152779</text:p>
          </table:table-cell>
          <table:table-cell/>
        </table:table-row>
        <table:table-row table:style-name="ro1">
          <table:table-cell office:value-type="float" office:value="28000000">
            <text:p>28000000</text:p>
          </table:table-cell>
          <table:table-cell table:formula="of:=[.A32]/1000000" office:value-type="float" office:value="28">
            <text:p>28</text:p>
          </table:table-cell>
          <table:table-cell office:value-type="float" office:value="186.65402057">
            <text:p>186.65402057</text:p>
          </table:table-cell>
          <table:table-cell/>
        </table:table-row>
        <table:table-row table:style-name="ro1">
          <table:table-cell office:value-type="float" office:value="29000000">
            <text:p>29000000</text:p>
          </table:table-cell>
          <table:table-cell table:formula="of:=[.A33]/1000000" office:value-type="float" office:value="29">
            <text:p>29</text:p>
          </table:table-cell>
          <table:table-cell office:value-type="float" office:value="193.326197533">
            <text:p>193.326197533</text:p>
          </table:table-cell>
          <table:table-cell/>
        </table:table-row>
        <table:table-row table:style-name="ro1">
          <table:table-cell office:value-type="float" office:value="30000000">
            <text:p>30000000</text:p>
          </table:table-cell>
          <table:table-cell table:formula="of:=[.A34]/1000000" office:value-type="float" office:value="30">
            <text:p>30</text:p>
          </table:table-cell>
          <table:table-cell office:value-type="float" office:value="199.970579682">
            <text:p>199.970579682</text:p>
          </table:table-cell>
          <table:table-cell/>
        </table:table-row>
        <table:table-row table:style-name="ro1">
          <table:table-cell office:value-type="float" office:value="31000000">
            <text:p>31000000</text:p>
          </table:table-cell>
          <table:table-cell table:formula="of:=[.A35]/1000000" office:value-type="float" office:value="31">
            <text:p>31</text:p>
          </table:table-cell>
          <table:table-cell office:value-type="float" office:value="206.60784442">
            <text:p>206.60784442</text:p>
          </table:table-cell>
          <table:table-cell/>
        </table:table-row>
        <table:table-row table:style-name="ro1">
          <table:table-cell office:value-type="float" office:value="32000000">
            <text:p>32000000</text:p>
          </table:table-cell>
          <table:table-cell table:formula="of:=[.A36]/1000000" office:value-type="float" office:value="32">
            <text:p>32</text:p>
          </table:table-cell>
          <table:table-cell office:value-type="float" office:value="213.24723074">
            <text:p>213.24723074</text:p>
          </table:table-cell>
          <table:table-cell/>
        </table:table-row>
        <table:table-row table:style-name="ro1">
          <table:table-cell office:value-type="float" office:value="33000000">
            <text:p>33000000</text:p>
          </table:table-cell>
          <table:table-cell table:formula="of:=[.A37]/1000000" office:value-type="float" office:value="33">
            <text:p>33</text:p>
          </table:table-cell>
          <table:table-cell office:value-type="float" office:value="219.872803045">
            <text:p>219.872803045</text:p>
          </table:table-cell>
          <table:table-cell/>
        </table:table-row>
        <table:table-row table:style-name="ro1">
          <table:table-cell office:value-type="float" office:value="34000000">
            <text:p>34000000</text:p>
          </table:table-cell>
          <table:table-cell table:formula="of:=[.A38]/1000000" office:value-type="float" office:value="34">
            <text:p>34</text:p>
          </table:table-cell>
          <table:table-cell office:value-type="float" office:value="226.524271388">
            <text:p>226.524271388</text:p>
          </table:table-cell>
          <table:table-cell/>
        </table:table-row>
        <table:table-row table:style-name="ro1">
          <table:table-cell office:value-type="float" office:value="35000000">
            <text:p>35000000</text:p>
          </table:table-cell>
          <table:table-cell table:formula="of:=[.A39]/1000000" office:value-type="float" office:value="35">
            <text:p>35</text:p>
          </table:table-cell>
          <table:table-cell office:value-type="float" office:value="233.159734001">
            <text:p>233.159734001</text:p>
          </table:table-cell>
          <table:table-cell/>
        </table:table-row>
        <table:table-row table:style-name="ro1">
          <table:table-cell office:value-type="float" office:value="36000000">
            <text:p>36000000</text:p>
          </table:table-cell>
          <table:table-cell table:formula="of:=[.A40]/1000000" office:value-type="float" office:value="36">
            <text:p>36</text:p>
          </table:table-cell>
          <table:table-cell office:value-type="float" office:value="239.803680801">
            <text:p>239.803680801</text:p>
          </table:table-cell>
          <table:table-cell/>
        </table:table-row>
        <table:table-row table:style-name="ro1">
          <table:table-cell office:value-type="float" office:value="37000000">
            <text:p>37000000</text:p>
          </table:table-cell>
          <table:table-cell table:formula="of:=[.A41]/1000000" office:value-type="float" office:value="37">
            <text:p>37</text:p>
          </table:table-cell>
          <table:table-cell office:value-type="float" office:value="246.532459213">
            <text:p>246.532459213</text:p>
          </table:table-cell>
          <table:table-cell/>
        </table:table-row>
        <table:table-row table:style-name="ro1">
          <table:table-cell office:value-type="float" office:value="38000000">
            <text:p>38000000</text:p>
          </table:table-cell>
          <table:table-cell table:formula="of:=[.A42]/1000000" office:value-type="float" office:value="38">
            <text:p>38</text:p>
          </table:table-cell>
          <table:table-cell office:value-type="float" office:value="253.285087776">
            <text:p>253.285087776</text:p>
          </table:table-cell>
          <table:table-cell/>
        </table:table-row>
        <table:table-row table:style-name="ro1">
          <table:table-cell office:value-type="float" office:value="39000000">
            <text:p>39000000</text:p>
          </table:table-cell>
          <table:table-cell table:formula="of:=[.A43]/1000000" office:value-type="float" office:value="39">
            <text:p>39</text:p>
          </table:table-cell>
          <table:table-cell office:value-type="float" office:value="259.928109992">
            <text:p>259.928109992</text:p>
          </table:table-cell>
          <table:table-cell/>
        </table:table-row>
        <table:table-row table:style-name="ro1">
          <table:table-cell office:value-type="float" office:value="40000000">
            <text:p>40000000</text:p>
          </table:table-cell>
          <table:table-cell table:formula="of:=[.A44]/1000000" office:value-type="float" office:value="40">
            <text:p>40</text:p>
          </table:table-cell>
          <table:table-cell office:value-type="float" office:value="266.626059401">
            <text:p>266.626059401</text:p>
          </table:table-cell>
          <table:table-cell/>
        </table:table-row>
        <table:table-row table:style-name="ro1">
          <table:table-cell office:value-type="float" office:value="41000000">
            <text:p>41000000</text:p>
          </table:table-cell>
          <table:table-cell table:formula="of:=[.A45]/1000000" office:value-type="float" office:value="41">
            <text:p>41</text:p>
          </table:table-cell>
          <table:table-cell office:value-type="float" office:value="273.573907242">
            <text:p>273.573907242</text:p>
          </table:table-cell>
          <table:table-cell/>
        </table:table-row>
        <table:table-row table:style-name="ro1">
          <table:table-cell office:value-type="float" office:value="42000000">
            <text:p>42000000</text:p>
          </table:table-cell>
          <table:table-cell table:formula="of:=[.A46]/1000000" office:value-type="float" office:value="42">
            <text:p>42</text:p>
          </table:table-cell>
          <table:table-cell office:value-type="float" office:value="280.737344281">
            <text:p>280.737344281</text:p>
          </table:table-cell>
          <table:table-cell/>
        </table:table-row>
        <table:table-row table:style-name="ro1">
          <table:table-cell office:value-type="float" office:value="43000000">
            <text:p>43000000</text:p>
          </table:table-cell>
          <table:table-cell table:formula="of:=[.A47]/1000000" office:value-type="float" office:value="43">
            <text:p>43</text:p>
          </table:table-cell>
          <table:table-cell office:value-type="float" office:value="287.707122116">
            <text:p>287.707122116</text:p>
          </table:table-cell>
          <table:table-cell/>
        </table:table-row>
        <table:table-row table:style-name="ro1">
          <table:table-cell office:value-type="float" office:value="44000000">
            <text:p>44000000</text:p>
          </table:table-cell>
          <table:table-cell table:formula="of:=[.A48]/1000000" office:value-type="float" office:value="44">
            <text:p>44</text:p>
          </table:table-cell>
          <table:table-cell office:value-type="float" office:value="294.743904035">
            <text:p>294.743904035</text:p>
          </table:table-cell>
          <table:table-cell/>
        </table:table-row>
        <table:table-row table:style-name="ro1">
          <table:table-cell office:value-type="float" office:value="45000000">
            <text:p>45000000</text:p>
          </table:table-cell>
          <table:table-cell table:formula="of:=[.A49]/1000000" office:value-type="float" office:value="45">
            <text:p>45</text:p>
          </table:table-cell>
          <table:table-cell office:value-type="float" office:value="301.75651036">
            <text:p>301.75651036</text:p>
          </table:table-cell>
          <table:table-cell/>
        </table:table-row>
        <table:table-row table:style-name="ro1">
          <table:table-cell office:value-type="float" office:value="46000000">
            <text:p>46000000</text:p>
          </table:table-cell>
          <table:table-cell table:formula="of:=[.A50]/1000000" office:value-type="float" office:value="46">
            <text:p>46</text:p>
          </table:table-cell>
          <table:table-cell office:value-type="float" office:value="308.769601215">
            <text:p>308.769601215</text:p>
          </table:table-cell>
          <table:table-cell/>
        </table:table-row>
        <table:table-row table:style-name="ro1">
          <table:table-cell office:value-type="float" office:value="47000000">
            <text:p>47000000</text:p>
          </table:table-cell>
          <table:table-cell table:formula="of:=[.A51]/1000000" office:value-type="float" office:value="47">
            <text:p>47</text:p>
          </table:table-cell>
          <table:table-cell office:value-type="float" office:value="315.729788526">
            <text:p>315.729788526</text:p>
          </table:table-cell>
          <table:table-cell/>
        </table:table-row>
        <table:table-row table:style-name="ro1">
          <table:table-cell office:value-type="float" office:value="48000000">
            <text:p>48000000</text:p>
          </table:table-cell>
          <table:table-cell table:formula="of:=[.A52]/1000000" office:value-type="float" office:value="48">
            <text:p>48</text:p>
          </table:table-cell>
          <table:table-cell office:value-type="float" office:value="322.403104754">
            <text:p>322.403104754</text:p>
          </table:table-cell>
          <table:table-cell/>
        </table:table-row>
        <table:table-row table:style-name="ro1">
          <table:table-cell office:value-type="float" office:value="49000000">
            <text:p>49000000</text:p>
          </table:table-cell>
          <table:table-cell table:formula="of:=[.A53]/1000000" office:value-type="float" office:value="49">
            <text:p>49</text:p>
          </table:table-cell>
          <table:table-cell office:value-type="float" office:value="329.111954156">
            <text:p>329.111954156</text:p>
          </table:table-cell>
          <table:table-cell/>
        </table:table-row>
        <table:table-row table:style-name="ro1">
          <table:table-cell office:value-type="float" office:value="50000000">
            <text:p>50000000</text:p>
          </table:table-cell>
          <table:table-cell table:formula="of:=[.A54]/1000000" office:value-type="float" office:value="50">
            <text:p>50</text:p>
          </table:table-cell>
          <table:table-cell office:value-type="float" office:value="336.234080014">
            <text:p>336.234080014</text:p>
          </table:table-cell>
          <table:table-cell/>
        </table:table-row>
        <table:table-row table:style-name="ro1">
          <table:table-cell office:value-type="float" office:value="51000000">
            <text:p>51000000</text:p>
          </table:table-cell>
          <table:table-cell table:formula="of:=[.A55]/1000000" office:value-type="float" office:value="51">
            <text:p>51</text:p>
          </table:table-cell>
          <table:table-cell office:value-type="float" office:value="343.04777899">
            <text:p>343.04777899</text:p>
          </table:table-cell>
          <table:table-cell/>
        </table:table-row>
        <table:table-row table:style-name="ro1">
          <table:table-cell office:value-type="float" office:value="52000000">
            <text:p>52000000</text:p>
          </table:table-cell>
          <table:table-cell table:formula="of:=[.A56]/1000000" office:value-type="float" office:value="52">
            <text:p>52</text:p>
          </table:table-cell>
          <table:table-cell office:value-type="float" office:value="349.813837963">
            <text:p>349.813837963</text:p>
          </table:table-cell>
          <table:table-cell/>
        </table:table-row>
        <table:table-row table:style-name="ro1">
          <table:table-cell office:value-type="float" office:value="53000000">
            <text:p>53000000</text:p>
          </table:table-cell>
          <table:table-cell table:formula="of:=[.A57]/1000000" office:value-type="float" office:value="53">
            <text:p>53</text:p>
          </table:table-cell>
          <table:table-cell office:value-type="float" office:value="356.608127954">
            <text:p>356.608127954</text:p>
          </table:table-cell>
          <table:table-cell/>
        </table:table-row>
        <table:table-row table:style-name="ro1">
          <table:table-cell office:value-type="float" office:value="54000000">
            <text:p>54000000</text:p>
          </table:table-cell>
          <table:table-cell table:formula="of:=[.A58]/1000000" office:value-type="float" office:value="54">
            <text:p>54</text:p>
          </table:table-cell>
          <table:table-cell office:value-type="float" office:value="363.360318601">
            <text:p>363.360318601</text:p>
          </table:table-cell>
          <table:table-cell/>
        </table:table-row>
        <table:table-row table:style-name="ro1">
          <table:table-cell office:value-type="float" office:value="55000000">
            <text:p>55000000</text:p>
          </table:table-cell>
          <table:table-cell table:formula="of:=[.A59]/1000000" office:value-type="float" office:value="55">
            <text:p>55</text:p>
          </table:table-cell>
          <table:table-cell office:value-type="float" office:value="370.063631193">
            <text:p>370.063631193</text:p>
          </table:table-cell>
          <table:table-cell/>
        </table:table-row>
        <table:table-row table:style-name="ro1">
          <table:table-cell office:value-type="float" office:value="56000000">
            <text:p>56000000</text:p>
          </table:table-cell>
          <table:table-cell table:formula="of:=[.A60]/1000000" office:value-type="float" office:value="56">
            <text:p>56</text:p>
          </table:table-cell>
          <table:table-cell office:value-type="float" office:value="376.84257361">
            <text:p>376.84257361</text:p>
          </table:table-cell>
          <table:table-cell/>
        </table:table-row>
        <table:table-row table:style-name="ro1">
          <table:table-cell office:value-type="float" office:value="57000000">
            <text:p>57000000</text:p>
          </table:table-cell>
          <table:table-cell table:formula="of:=[.A61]/1000000" office:value-type="float" office:value="57">
            <text:p>57</text:p>
          </table:table-cell>
          <table:table-cell office:value-type="float" office:value="383.520864712">
            <text:p>383.520864712</text:p>
          </table:table-cell>
          <table:table-cell/>
        </table:table-row>
        <table:table-row table:style-name="ro1">
          <table:table-cell office:value-type="float" office:value="58000000">
            <text:p>58000000</text:p>
          </table:table-cell>
          <table:table-cell table:formula="of:=[.A62]/1000000" office:value-type="float" office:value="58">
            <text:p>58</text:p>
          </table:table-cell>
          <table:table-cell office:value-type="float" office:value="390.266949772">
            <text:p>390.266949772</text:p>
          </table:table-cell>
          <table:table-cell/>
        </table:table-row>
        <table:table-row table:style-name="ro1">
          <table:table-cell office:value-type="float" office:value="59000000">
            <text:p>59000000</text:p>
          </table:table-cell>
          <table:table-cell table:formula="of:=[.A63]/1000000" office:value-type="float" office:value="59">
            <text:p>59</text:p>
          </table:table-cell>
          <table:table-cell office:value-type="float" office:value="396.945665106">
            <text:p>396.945665106</text:p>
          </table:table-cell>
          <table:table-cell/>
        </table:table-row>
        <table:table-row table:style-name="ro1">
          <table:table-cell office:value-type="float" office:value="60000000">
            <text:p>60000000</text:p>
          </table:table-cell>
          <table:table-cell table:formula="of:=[.A64]/1000000" office:value-type="float" office:value="60">
            <text:p>60</text:p>
          </table:table-cell>
          <table:table-cell office:value-type="float" office:value="403.597287831">
            <text:p>403.597287831</text:p>
          </table:table-cell>
          <table:table-cell/>
        </table:table-row>
        <table:table-row table:style-name="ro1">
          <table:table-cell office:value-type="float" office:value="61000000">
            <text:p>61000000</text:p>
          </table:table-cell>
          <table:table-cell table:formula="of:=[.A65]/1000000" office:value-type="float" office:value="61">
            <text:p>61</text:p>
          </table:table-cell>
          <table:table-cell office:value-type="float" office:value="410.257644493">
            <text:p>410.257644493</text:p>
          </table:table-cell>
          <table:table-cell/>
        </table:table-row>
        <table:table-row table:style-name="ro1">
          <table:table-cell office:value-type="float" office:value="62000000">
            <text:p>62000000</text:p>
          </table:table-cell>
          <table:table-cell table:formula="of:=[.A66]/1000000" office:value-type="float" office:value="62">
            <text:p>62</text:p>
          </table:table-cell>
          <table:table-cell office:value-type="float" office:value="416.92281224">
            <text:p>416.92281224</text:p>
          </table:table-cell>
          <table:table-cell/>
        </table:table-row>
        <table:table-row table:style-name="ro1">
          <table:table-cell office:value-type="float" office:value="63000000">
            <text:p>63000000</text:p>
          </table:table-cell>
          <table:table-cell table:formula="of:=[.A67]/1000000" office:value-type="float" office:value="63">
            <text:p>63</text:p>
          </table:table-cell>
          <table:table-cell office:value-type="float" office:value="423.611389655">
            <text:p>423.611389655</text:p>
          </table:table-cell>
          <table:table-cell/>
        </table:table-row>
        <table:table-row table:style-name="ro1">
          <table:table-cell office:value-type="float" office:value="64000000">
            <text:p>64000000</text:p>
          </table:table-cell>
          <table:table-cell table:formula="of:=[.A68]/1000000" office:value-type="float" office:value="64">
            <text:p>64</text:p>
          </table:table-cell>
          <table:table-cell office:value-type="float" office:value="430.36170291">
            <text:p>430.36170291</text:p>
          </table:table-cell>
          <table:table-cell/>
        </table:table-row>
        <table:table-row table:style-name="ro1">
          <table:table-cell office:value-type="float" office:value="65000000">
            <text:p>65000000</text:p>
          </table:table-cell>
          <table:table-cell table:formula="of:=[.A69]/1000000" office:value-type="float" office:value="65">
            <text:p>65</text:p>
          </table:table-cell>
          <table:table-cell office:value-type="float" office:value="437.003592704">
            <text:p>437.003592704</text:p>
          </table:table-cell>
          <table:table-cell/>
        </table:table-row>
        <table:table-row table:style-name="ro1">
          <table:table-cell office:value-type="float" office:value="66000000">
            <text:p>66000000</text:p>
          </table:table-cell>
          <table:table-cell table:formula="of:=[.A70]/1000000" office:value-type="float" office:value="66">
            <text:p>66</text:p>
          </table:table-cell>
          <table:table-cell office:value-type="float" office:value="443.651344324">
            <text:p>443.651344324</text:p>
          </table:table-cell>
          <table:table-cell/>
        </table:table-row>
        <table:table-row table:style-name="ro1">
          <table:table-cell office:value-type="float" office:value="67000000">
            <text:p>67000000</text:p>
          </table:table-cell>
          <table:table-cell table:formula="of:=[.A71]/1000000" office:value-type="float" office:value="67">
            <text:p>67</text:p>
          </table:table-cell>
          <table:table-cell office:value-type="float" office:value="450.304270533">
            <text:p>450.304270533</text:p>
          </table:table-cell>
          <table:table-cell/>
        </table:table-row>
        <table:table-row table:style-name="ro1">
          <table:table-cell office:value-type="float" office:value="68000000">
            <text:p>68000000</text:p>
          </table:table-cell>
          <table:table-cell table:formula="of:=[.A72]/1000000" office:value-type="float" office:value="68">
            <text:p>68</text:p>
          </table:table-cell>
          <table:table-cell office:value-type="float" office:value="456.948593667">
            <text:p>456.948593667</text:p>
          </table:table-cell>
          <table:table-cell/>
        </table:table-row>
        <table:table-row table:style-name="ro1">
          <table:table-cell office:value-type="float" office:value="69000000">
            <text:p>69000000</text:p>
          </table:table-cell>
          <table:table-cell table:formula="of:=[.A73]/1000000" office:value-type="float" office:value="69">
            <text:p>69</text:p>
          </table:table-cell>
          <table:table-cell office:value-type="float" office:value="463.655815426">
            <text:p>463.655815426</text:p>
          </table:table-cell>
          <table:table-cell/>
        </table:table-row>
        <table:table-row table:style-name="ro1">
          <table:table-cell office:value-type="float" office:value="70000000">
            <text:p>70000000</text:p>
          </table:table-cell>
          <table:table-cell table:formula="of:=[.A74]/1000000" office:value-type="float" office:value="70">
            <text:p>70</text:p>
          </table:table-cell>
          <table:table-cell office:value-type="float" office:value="470.334591058">
            <text:p>470.334591058</text:p>
          </table:table-cell>
          <table:table-cell/>
        </table:table-row>
        <table:table-row table:style-name="ro1">
          <table:table-cell office:value-type="float" office:value="71000000">
            <text:p>71000000</text:p>
          </table:table-cell>
          <table:table-cell table:formula="of:=[.A75]/1000000" office:value-type="float" office:value="71">
            <text:p>71</text:p>
          </table:table-cell>
          <table:table-cell office:value-type="float" office:value="476.991684735">
            <text:p>476.991684735</text:p>
          </table:table-cell>
          <table:table-cell/>
        </table:table-row>
        <table:table-row table:style-name="ro1">
          <table:table-cell office:value-type="float" office:value="72000000">
            <text:p>72000000</text:p>
          </table:table-cell>
          <table:table-cell table:formula="of:=[.A76]/1000000" office:value-type="float" office:value="72">
            <text:p>72</text:p>
          </table:table-cell>
          <table:table-cell office:value-type="float" office:value="483.654923344">
            <text:p>483.654923344</text:p>
          </table:table-cell>
          <table:table-cell/>
        </table:table-row>
        <table:table-row table:style-name="ro1">
          <table:table-cell office:value-type="float" office:value="73000000">
            <text:p>73000000</text:p>
          </table:table-cell>
          <table:table-cell table:formula="of:=[.A77]/1000000" office:value-type="float" office:value="73">
            <text:p>73</text:p>
          </table:table-cell>
          <table:table-cell office:value-type="float" office:value="490.306267668">
            <text:p>490.306267668</text:p>
          </table:table-cell>
          <table:table-cell/>
        </table:table-row>
        <table:table-row table:style-name="ro1">
          <table:table-cell office:value-type="float" office:value="74000000">
            <text:p>74000000</text:p>
          </table:table-cell>
          <table:table-cell table:formula="of:=[.A78]/1000000" office:value-type="float" office:value="74">
            <text:p>74</text:p>
          </table:table-cell>
          <table:table-cell office:value-type="float" office:value="496.96614707">
            <text:p>496.96614707</text:p>
          </table:table-cell>
          <table:table-cell/>
        </table:table-row>
        <table:table-row table:style-name="ro1">
          <table:table-cell office:value-type="float" office:value="75000000">
            <text:p>75000000</text:p>
          </table:table-cell>
          <table:table-cell table:formula="of:=[.A79]/1000000" office:value-type="float" office:value="75">
            <text:p>75</text:p>
          </table:table-cell>
          <table:table-cell office:value-type="float" office:value="503.669216328">
            <text:p>503.669216328</text:p>
          </table:table-cell>
          <table:table-cell/>
        </table:table-row>
        <table:table-row table:style-name="ro1">
          <table:table-cell office:value-type="float" office:value="76000000">
            <text:p>76000000</text:p>
          </table:table-cell>
          <table:table-cell table:formula="of:=[.A80]/1000000" office:value-type="float" office:value="76">
            <text:p>76</text:p>
          </table:table-cell>
          <table:table-cell office:value-type="float" office:value="510.310060513">
            <text:p>510.310060513</text:p>
          </table:table-cell>
          <table:table-cell/>
        </table:table-row>
        <table:table-row table:style-name="ro1">
          <table:table-cell office:value-type="float" office:value="77000000">
            <text:p>77000000</text:p>
          </table:table-cell>
          <table:table-cell table:formula="of:=[.A81]/1000000" office:value-type="float" office:value="77">
            <text:p>77</text:p>
          </table:table-cell>
          <table:table-cell office:value-type="float" office:value="516.956418415">
            <text:p>516.956418415</text:p>
          </table:table-cell>
          <table:table-cell/>
        </table:table-row>
        <table:table-row table:style-name="ro1">
          <table:table-cell office:value-type="float" office:value="78000000">
            <text:p>78000000</text:p>
          </table:table-cell>
          <table:table-cell table:formula="of:=[.A82]/1000000" office:value-type="float" office:value="78">
            <text:p>78</text:p>
          </table:table-cell>
          <table:table-cell office:value-type="float" office:value="523.640349819">
            <text:p>523.640349819</text:p>
          </table:table-cell>
          <table:table-cell/>
        </table:table-row>
        <table:table-row table:style-name="ro1">
          <table:table-cell office:value-type="float" office:value="79000000">
            <text:p>79000000</text:p>
          </table:table-cell>
          <table:table-cell table:formula="of:=[.A83]/1000000" office:value-type="float" office:value="79">
            <text:p>79</text:p>
          </table:table-cell>
          <table:table-cell office:value-type="float" office:value="530.342101054">
            <text:p>530.342101054</text:p>
          </table:table-cell>
          <table:table-cell/>
        </table:table-row>
        <table:table-row table:style-name="ro1">
          <table:table-cell office:value-type="float" office:value="80000000">
            <text:p>80000000</text:p>
          </table:table-cell>
          <table:table-cell table:formula="of:=[.A84]/1000000" office:value-type="float" office:value="80">
            <text:p>80</text:p>
          </table:table-cell>
          <table:table-cell office:value-type="float" office:value="537.125193406">
            <text:p>537.125193406</text:p>
          </table:table-cell>
          <table:table-cell/>
        </table:table-row>
        <table:table-row table:style-name="ro1">
          <table:table-cell office:value-type="float" office:value="81000000">
            <text:p>81000000</text:p>
          </table:table-cell>
          <table:table-cell table:formula="of:=[.A85]/1000000" office:value-type="float" office:value="81">
            <text:p>81</text:p>
          </table:table-cell>
          <table:table-cell office:value-type="float" office:value="543.78644386">
            <text:p>543.78644386</text:p>
          </table:table-cell>
          <table:table-cell/>
        </table:table-row>
        <table:table-row table:style-name="ro1">
          <table:table-cell office:value-type="float" office:value="82000000">
            <text:p>82000000</text:p>
          </table:table-cell>
          <table:table-cell table:formula="of:=[.A86]/1000000" office:value-type="float" office:value="82">
            <text:p>82</text:p>
          </table:table-cell>
          <table:table-cell office:value-type="float" office:value="550.449461373">
            <text:p>550.449461373</text:p>
          </table:table-cell>
          <table:table-cell/>
        </table:table-row>
        <table:table-row table:style-name="ro1">
          <table:table-cell office:value-type="float" office:value="83000000">
            <text:p>83000000</text:p>
          </table:table-cell>
          <table:table-cell table:formula="of:=[.A87]/1000000" office:value-type="float" office:value="83">
            <text:p>83</text:p>
          </table:table-cell>
          <table:table-cell office:value-type="float" office:value="557.117279278">
            <text:p>557.117279278</text:p>
          </table:table-cell>
          <table:table-cell/>
        </table:table-row>
        <table:table-row table:style-name="ro1">
          <table:table-cell office:value-type="float" office:value="84000000">
            <text:p>84000000</text:p>
          </table:table-cell>
          <table:table-cell table:formula="of:=[.A88]/1000000" office:value-type="float" office:value="84">
            <text:p>84</text:p>
          </table:table-cell>
          <table:table-cell office:value-type="float" office:value="563.789670922">
            <text:p>563.789670922</text:p>
          </table:table-cell>
          <table:table-cell/>
        </table:table-row>
        <table:table-row table:style-name="ro1">
          <table:table-cell office:value-type="float" office:value="85000000">
            <text:p>85000000</text:p>
          </table:table-cell>
          <table:table-cell table:formula="of:=[.A89]/1000000" office:value-type="float" office:value="85">
            <text:p>85</text:p>
          </table:table-cell>
          <table:table-cell office:value-type="float" office:value="570.493768683">
            <text:p>570.493768683</text:p>
          </table:table-cell>
          <table:table-cell/>
        </table:table-row>
        <table:table-row table:style-name="ro1">
          <table:table-cell office:value-type="float" office:value="86000000">
            <text:p>86000000</text:p>
          </table:table-cell>
          <table:table-cell table:formula="of:=[.A90]/1000000" office:value-type="float" office:value="86">
            <text:p>86</text:p>
          </table:table-cell>
          <table:table-cell office:value-type="float" office:value="577.321273548">
            <text:p>577.321273548</text:p>
          </table:table-cell>
          <table:table-cell/>
        </table:table-row>
        <table:table-row table:style-name="ro1">
          <table:table-cell office:value-type="float" office:value="87000000">
            <text:p>87000000</text:p>
          </table:table-cell>
          <table:table-cell table:formula="of:=[.A91]/1000000" office:value-type="float" office:value="87">
            <text:p>87</text:p>
          </table:table-cell>
          <table:table-cell office:value-type="float" office:value="584.287421473">
            <text:p>584.287421473</text:p>
          </table:table-cell>
          <table:table-cell/>
        </table:table-row>
        <table:table-row table:style-name="ro1">
          <table:table-cell office:value-type="float" office:value="88000000">
            <text:p>88000000</text:p>
          </table:table-cell>
          <table:table-cell table:formula="of:=[.A92]/1000000" office:value-type="float" office:value="88">
            <text:p>88</text:p>
          </table:table-cell>
          <table:table-cell office:value-type="float" office:value="591.111284453">
            <text:p>591.111284453</text:p>
          </table:table-cell>
          <table:table-cell/>
        </table:table-row>
        <table:table-row table:style-name="ro1">
          <table:table-cell office:value-type="float" office:value="89000000">
            <text:p>89000000</text:p>
          </table:table-cell>
          <table:table-cell table:formula="of:=[.A93]/1000000" office:value-type="float" office:value="89">
            <text:p>89</text:p>
          </table:table-cell>
          <table:table-cell office:value-type="float" office:value="597.943596553">
            <text:p>597.943596553</text:p>
          </table:table-cell>
          <table:table-cell/>
        </table:table-row>
        <table:table-row table:style-name="ro1">
          <table:table-cell office:value-type="float" office:value="90000000">
            <text:p>90000000</text:p>
          </table:table-cell>
          <table:table-cell table:formula="of:=[.A94]/1000000" office:value-type="float" office:value="90">
            <text:p>90</text:p>
          </table:table-cell>
          <table:table-cell office:value-type="float" office:value="604.772480595">
            <text:p>604.772480595</text:p>
          </table:table-cell>
          <table:table-cell/>
        </table:table-row>
        <table:table-row table:style-name="ro1">
          <table:table-cell office:value-type="float" office:value="91000000">
            <text:p>91000000</text:p>
          </table:table-cell>
          <table:table-cell table:formula="of:=[.A95]/1000000" office:value-type="float" office:value="91">
            <text:p>91</text:p>
          </table:table-cell>
          <table:table-cell office:value-type="float" office:value="611.601157226">
            <text:p>611.601157226</text:p>
          </table:table-cell>
          <table:table-cell/>
        </table:table-row>
        <table:table-row table:style-name="ro1">
          <table:table-cell office:value-type="float" office:value="92000000">
            <text:p>92000000</text:p>
          </table:table-cell>
          <table:table-cell table:formula="of:=[.A96]/1000000" office:value-type="float" office:value="92">
            <text:p>92</text:p>
          </table:table-cell>
          <table:table-cell office:value-type="float" office:value="618.443147946">
            <text:p>618.443147946</text:p>
          </table:table-cell>
          <table:table-cell/>
        </table:table-row>
        <table:table-row table:style-name="ro1">
          <table:table-cell office:value-type="float" office:value="93000000">
            <text:p>93000000</text:p>
          </table:table-cell>
          <table:table-cell table:formula="of:=[.A97]/1000000" office:value-type="float" office:value="93">
            <text:p>93</text:p>
          </table:table-cell>
          <table:table-cell office:value-type="float" office:value="625.307718263">
            <text:p>625.307718263</text:p>
          </table:table-cell>
          <table:table-cell/>
        </table:table-row>
        <table:table-row table:style-name="ro1">
          <table:table-cell office:value-type="float" office:value="94000000">
            <text:p>94000000</text:p>
          </table:table-cell>
          <table:table-cell table:formula="of:=[.A98]/1000000" office:value-type="float" office:value="94">
            <text:p>94</text:p>
          </table:table-cell>
          <table:table-cell office:value-type="float" office:value="632.117544423">
            <text:p>632.117544423</text:p>
          </table:table-cell>
          <table:table-cell/>
        </table:table-row>
        <table:table-row table:style-name="ro1">
          <table:table-cell office:value-type="float" office:value="95000000">
            <text:p>95000000</text:p>
          </table:table-cell>
          <table:table-cell table:formula="of:=[.A99]/1000000" office:value-type="float" office:value="95">
            <text:p>95</text:p>
          </table:table-cell>
          <table:table-cell office:value-type="float" office:value="638.954358843">
            <text:p>638.954358843</text:p>
          </table:table-cell>
          <table:table-cell/>
        </table:table-row>
        <table:table-row table:style-name="ro1">
          <table:table-cell office:value-type="float" office:value="96000000">
            <text:p>96000000</text:p>
          </table:table-cell>
          <table:table-cell table:formula="of:=[.A100]/1000000" office:value-type="float" office:value="96">
            <text:p>96</text:p>
          </table:table-cell>
          <table:table-cell office:value-type="float" office:value="645.779476982">
            <text:p>645.779476982</text:p>
          </table:table-cell>
          <table:table-cell/>
        </table:table-row>
        <table:table-row table:style-name="ro1">
          <table:table-cell office:value-type="float" office:value="97000000">
            <text:p>97000000</text:p>
          </table:table-cell>
          <table:table-cell table:formula="of:=[.A101]/1000000" office:value-type="float" office:value="97">
            <text:p>97</text:p>
          </table:table-cell>
          <table:table-cell office:value-type="float" office:value="652.610511258">
            <text:p>652.610511258</text:p>
          </table:table-cell>
          <table:table-cell/>
        </table:table-row>
        <table:table-row table:style-name="ro1">
          <table:table-cell office:value-type="float" office:value="98000000">
            <text:p>98000000</text:p>
          </table:table-cell>
          <table:table-cell table:formula="of:=[.A102]/1000000" office:value-type="float" office:value="98">
            <text:p>98</text:p>
          </table:table-cell>
          <table:table-cell office:value-type="float" office:value="659.435022559">
            <text:p>659.435022559</text:p>
          </table:table-cell>
          <table:table-cell/>
        </table:table-row>
        <table:table-row table:style-name="ro1">
          <table:table-cell office:value-type="float" office:value="99000000">
            <text:p>99000000</text:p>
          </table:table-cell>
          <table:table-cell table:formula="of:=[.A103]/1000000" office:value-type="float" office:value="99">
            <text:p>99</text:p>
          </table:table-cell>
          <table:table-cell office:value-type="float" office:value="666.27101546">
            <text:p>666.27101546</text:p>
          </table:table-cell>
          <table:table-cell/>
        </table:table-row>
        <table:table-row table:style-name="ro1">
          <table:table-cell office:value-type="float" office:value="100000000">
            <text:p>100000000</text:p>
          </table:table-cell>
          <table:table-cell table:formula="of:=[.A104]/1000000" office:value-type="float" office:value="100">
            <text:p>100</text:p>
          </table:table-cell>
          <table:table-cell office:value-type="float" office:value="673.091525221">
            <text:p>673.091525221</text:p>
          </table:table-cell>
          <table:table-cell/>
        </table:table-row>
        <table:table-row table:style-name="ro1">
          <table:table-cell table:style-name="ce1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8/06/2014</text:date>, <text:time>23:3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idarau</meta:initial-creator>
    <meta:creation-date>2014-08-06T21:41:58.51</meta:creation-date>
    <meta:generator>OpenOffice/4.0.1$Win32 OpenOffice.org_project/401m5$Build-9714</meta:generator>
    <dc:date>2014-08-06T23:30:34.01</dc:date>
    <dc:creator>Ivan Sidarau</dc:creator>
    <meta:editing-duration>PT38M16S</meta:editing-duration>
    <meta:editing-cycles>10</meta:editing-cycles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line" chart:style-name="ch1">
        <chart:title svg:x="3.936cm" svg:y="0.316cm" chart:style-name="ch2">
          <text:p>Millions of SimulatorSettings per Seconds</text:p>
        </chart:title>
        <chart:plot-area chart:style-name="ch3" table:cell-range-address="06_08_2014.B5:06_08_2014.C45" chart:data-source-has-labels="column" svg:x="0.77cm" svg:y="1.635cm" svg:width="14.593cm" svg:height="6.772cm">
          <chartooo:coordinate-region svg:x="1.577cm" svg:y="1.847cm" svg:width="13.599cm" svg:height="5.463cm"/>
          <chart:axis chart:dimension="x" chart:name="primary-x" chart:style-name="ch4" chartooo:axis-type="auto">
            <chartooo:date-scale/>
            <chart:categories table:cell-range-address="06_08_2014.B5:06_08_2014.B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06_08_2014.C5:06_08_2014.C45" chart:class="chart:line">
            <chart:data-point chart:repeated="4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06_08_2014.B5:06_08_2014.B45</svg:desc>
                </draw:g>
              </table:table-cell>
              <table:table-cell office:value-type="float" office:value="7.516973507">
                <text:p>7.516973507</text:p>
                <draw:g>
                  <svg:desc>06_08_2014.C5:06_08_2014.C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4.08191417">
                <text:p>14.0819141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0.638159386">
                <text:p>20.6381593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.240812539">
                <text:p>27.240812539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3.859960656">
                <text:p>33.85996065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0.486419484">
                <text:p>40.48641948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7.169253534">
                <text:p>47.1692535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53.791440974">
                <text:p>53.79144097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60.425200248">
                <text:p>60.425200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7.066311288">
                <text:p>67.06631128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3.726965168">
                <text:p>73.72696516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80.364890201">
                <text:p>80.36489020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87.012196635">
                <text:p>87.01219663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3.61740287">
                <text:p>93.6174028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0.272726495">
                <text:p>100.2727264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6.885931105">
                <text:p>106.88593110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.554325486">
                <text:p>113.55432548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20.216134882">
                <text:p>120.21613488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26.837260889">
                <text:p>126.8372608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3.45557423">
                <text:p>133.4555742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40.060348109">
                <text:p>140.060348109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6.707605791">
                <text:p>146.70760579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53.381935981">
                <text:p>153.38193598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60.053769111">
                <text:p>160.05376911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66.701130284">
                <text:p>166.70113028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73.346115423">
                <text:p>173.34611542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79.985152779">
                <text:p>179.98515277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86.65402057">
                <text:p>186.6540205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93.326197533">
                <text:p>193.32619753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9.970579682">
                <text:p>199.970579682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06.60784442">
                <text:p>206.6078444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13.24723074">
                <text:p>213.2472307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19.872803045">
                <text:p>219.872803045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26.524271388">
                <text:p>226.52427138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233.159734001">
                <text:p>233.159734001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239.803680801">
                <text:p>239.80368080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246.532459213">
                <text:p>246.53245921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253.285087776">
                <text:p>253.28508777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59.928109992">
                <text:p>259.92810999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66.626059401">
                <text:p>266.626059401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273.573907242">
                <text:p>273.573907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